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74F000005102EF1E53B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6382in" svg:y="0.0055in" svg:width="3.1181in" svg:height="2.1598in" draw:z-index="0"><draw:image xlink:href="Pictures/100000000000074F000005102EF1E53B.gif" xlink:type="simple" xlink:show="embed" xlink:actuate="onLoad"/></draw:frame></text:p>
      <text:p text:style-name="Standard"><draw:frame draw:style-name="fr1" draw:name="graphics2" text:anchor-type="paragraph" svg:x="0.6382in" svg:y="0.0055in" svg:width="3.1181in" svg:height="2.1598in" draw:z-index="1"><draw:image xlink:href="Pictures/100000000000074F000005102EF1E53B.gif" xlink:type="simple" xlink:show="embed" xlink:actuate="onLoad"/></draw:frame></text:p>
      <text:p text:style-name="Standard"><draw:frame draw:style-name="fr1" draw:name="graphics4" text:anchor-type="paragraph" svg:x="0.6382in" svg:y="0.0055in" svg:width="3.1181in" svg:height="2.1598in" draw:z-index="3"><draw:image xlink:href="Pictures/100000000000074F000005102EF1E53B.gif" xlink:type="simple" xlink:show="embed" xlink:actuate="onLoad"/></draw:frame></text:p>
      <text:p text:style-name="Standard"><draw:frame draw:style-name="fr1" draw:name="graphics3" text:anchor-type="paragraph" svg:x="0.6382in" svg:y="0.0055in" svg:width="3.1181in" svg:height="2.1598in" draw:z-index="2"><draw:image xlink:href="Pictures/100000000000074F000005102EF1E53B.gif" xlink:type="simple" xlink:show="embed" xlink:actuate="onLoad"/></draw:frame><draw:frame draw:style-name="fr1" draw:name="graphics5" text:anchor-type="paragraph" svg:x="0.6382in" svg:y="0.0055in" svg:width="3.1181in" svg:height="2.1598in" draw:z-index="4"><draw:image xlink:href="Pictures/100000000000074F000005102EF1E53B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8-02-28T12:34:23</meta:creation-date>
    <dc:creator>doug db</dc:creator>
    <dc:date>2013-03-08T15:46:38.26</dc:date>
    <meta:printed-by>Douglas De Boer</meta:printed-by>
    <meta:print-date>2008-02-28T12:57:41</meta:print-date>
    <dc:language>en-US</dc:language>
    <meta:editing-cycles>6</meta:editing-cycles>
    <meta:editing-duration>PT39M31S</meta:editing-duration>
    <meta:document-statistic meta:table-count="0" meta:image-count="5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